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0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POT Values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57">
            <text:p>1.57</text:p>
          </table:table-cell>
          <table:table-cell office:value-type="float" office:value="1.65">
            <text:p>1.65</text:p>
          </table:table-cell>
          <table:table-cell office:value-type="float" office:value="1.95">
            <text:p>1.9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40000">
            <text:p>£140,000</text:p>
          </table:table-cell>
          <table:table-cell table:style-name="ce1" table:formula="of:=[.A7]*[.B4]" office:value-type="currency" office:currency="GBP" office:value="147000">
            <text:p>£147,000</text:p>
          </table:table-cell>
          <table:table-cell table:style-name="ce1" table:formula="of:=[.A7]*[.C4]" office:value-type="currency" office:currency="GBP" office:value="149800">
            <text:p>£149,800</text:p>
          </table:table-cell>
          <table:table-cell table:style-name="ce1" table:formula="of:=[.A7]*[.D4]" office:value-type="currency" office:currency="GBP" office:value="161000">
            <text:p>£161,000</text:p>
          </table:table-cell>
          <table:table-cell table:style-name="ce1" table:formula="of:=[.A7]*[.E4]" office:value-type="currency" office:currency="GBP" office:value="182000">
            <text:p>£182,000</text:p>
          </table:table-cell>
          <table:table-cell table:style-name="ce1" table:formula="of:=[.A7]*[.F4]" office:value-type="currency" office:currency="GBP" office:value="210000">
            <text:p>£210,000</text:p>
          </table:table-cell>
          <table:table-cell table:style-name="ce1" table:formula="of:=[.A7]*[.G4]" office:value-type="currency" office:currency="GBP" office:value="219800">
            <text:p>£219,800</text:p>
          </table:table-cell>
          <table:table-cell table:style-name="ce1" table:formula="of:=[.A7]*[.H4]" office:value-type="currency" office:currency="GBP" office:value="231000">
            <text:p>£231,000</text:p>
          </table:table-cell>
          <table:table-cell table:style-name="ce1" table:formula="of:=[.A7]*[.I4]" office:value-type="currency" office:currency="GBP" office:value="273000">
            <text:p>£273,000</text:p>
          </table:table-cell>
          <table:table-cell table:style-name="ce1" table:formula="of:=[.A7]*[.J4]" office:value-type="currency" office:currency="GBP" office:value="350000">
            <text:p>£350,000</text:p>
          </table:table-cell>
          <table:table-cell table:style-name="ce1" table:formula="of:=[.A7]*[.K4]" office:value-type="currency" office:currency="GBP" office:value="700000">
            <text:p>£700,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365000">
            <text:p>£365,000</text:p>
          </table:table-cell>
          <table:table-cell table:style-name="ce1" table:formula="of:=[.A9]*[.B4]" office:value-type="currency" office:currency="GBP" office:value="383250">
            <text:p>£383,250</text:p>
          </table:table-cell>
          <table:table-cell table:style-name="ce1" table:formula="of:=[.A9]*[.C4]" office:value-type="currency" office:currency="GBP" office:value="390550">
            <text:p>£390,550</text:p>
          </table:table-cell>
          <table:table-cell table:style-name="ce1" table:formula="of:=[.A9]*[.D4]" office:value-type="currency" office:currency="GBP" office:value="419750">
            <text:p>£419,750</text:p>
          </table:table-cell>
          <table:table-cell table:style-name="ce1" table:formula="of:=[.A9]*[.E4]" office:value-type="currency" office:currency="GBP" office:value="474500">
            <text:p>£474,500</text:p>
          </table:table-cell>
          <table:table-cell table:style-name="ce1" table:formula="of:=[.A9]*[.F4]" office:value-type="currency" office:currency="GBP" office:value="547500">
            <text:p>£547,500</text:p>
          </table:table-cell>
          <table:table-cell table:style-name="ce1" table:formula="of:=[.A9]*[.G4]" office:value-type="currency" office:currency="GBP" office:value="573050">
            <text:p>£573,050</text:p>
          </table:table-cell>
          <table:table-cell table:style-name="ce1" table:formula="of:=[.A9]*[.H4]" office:value-type="currency" office:currency="GBP" office:value="602250">
            <text:p>£602,250</text:p>
          </table:table-cell>
          <table:table-cell table:style-name="ce1" table:formula="of:=[.A9]*[.I4]" office:value-type="currency" office:currency="GBP" office:value="711750">
            <text:p>£711,750</text:p>
          </table:table-cell>
          <table:table-cell table:style-name="ce1" table:formula="of:=[.A9]*[.J4]" office:value-type="currency" office:currency="GBP" office:value="912500">
            <text:p>£912,500</text:p>
          </table:table-cell>
          <table:table-cell table:style-name="ce1" table:formula="of:=[.A9]*[.K4]" office:value-type="currency" office:currency="GBP" office:value="1825000">
            <text:p>£1,825,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200000">
            <text:p>£1,200,000</text:p>
          </table:table-cell>
          <table:table-cell table:style-name="ce1" table:formula="of:=[.A11]*[.B4]" office:value-type="currency" office:currency="GBP" office:value="1260000">
            <text:p>£1,260,000</text:p>
          </table:table-cell>
          <table:table-cell table:style-name="ce1" table:formula="of:=[.A11]*[.C4]" office:value-type="currency" office:currency="GBP" office:value="1284000">
            <text:p>£1,284,000</text:p>
          </table:table-cell>
          <table:table-cell table:style-name="ce1" table:formula="of:=[.A11]*[.D4]" office:value-type="currency" office:currency="GBP" office:value="1380000">
            <text:p>£1,380,000</text:p>
          </table:table-cell>
          <table:table-cell table:style-name="ce1" table:formula="of:=[.A11]*[.E4]" office:value-type="currency" office:currency="GBP" office:value="1560000">
            <text:p>£1,560,000</text:p>
          </table:table-cell>
          <table:table-cell table:style-name="ce1" table:formula="of:=[.A11]*[.F4]" office:value-type="currency" office:currency="GBP" office:value="1800000">
            <text:p>£1,800,000</text:p>
          </table:table-cell>
          <table:table-cell table:style-name="ce1" table:formula="of:=[.A11]*[.G4]" office:value-type="currency" office:currency="GBP" office:value="1884000">
            <text:p>£1,884,000</text:p>
          </table:table-cell>
          <table:table-cell table:style-name="ce1" table:formula="of:=[.A11]*[.H4]" office:value-type="currency" office:currency="GBP" office:value="1980000">
            <text:p>£1,980,000</text:p>
          </table:table-cell>
          <table:table-cell table:style-name="ce1" table:formula="of:=[.A11]*[.I4]" office:value-type="currency" office:currency="GBP" office:value="2340000">
            <text:p>£2,340,000</text:p>
          </table:table-cell>
          <table:table-cell table:style-name="ce1" table:formula="of:=[.A11]*[.J4]" office:value-type="currency" office:currency="GBP" office:value="3000000">
            <text:p>£3,000,000</text:p>
          </table:table-cell>
          <table:table-cell table:style-name="ce1" table:formula="of:=[.A11]*[.K4]" office:value-type="currency" office:currency="GBP" office:value="6000000">
            <text:p>£6,000,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6000000">
            <text:p>£16,000,000</text:p>
          </table:table-cell>
          <table:table-cell table:style-name="ce1" table:formula="of:=[.A13]*[.B4]" office:value-type="currency" office:currency="GBP" office:value="16800000">
            <text:p>£16,800,000</text:p>
          </table:table-cell>
          <table:table-cell table:style-name="ce1" table:formula="of:=[.A13]*[.C4]" office:value-type="currency" office:currency="GBP" office:value="17120000">
            <text:p>£17,120,000</text:p>
          </table:table-cell>
          <table:table-cell table:style-name="ce1" table:formula="of:=[.A13]*[.D4]" office:value-type="currency" office:currency="GBP" office:value="18400000">
            <text:p>£18,400,000</text:p>
          </table:table-cell>
          <table:table-cell table:style-name="ce1" table:formula="of:=[.A13]*[.E4]" office:value-type="currency" office:currency="GBP" office:value="20800000">
            <text:p>£20,800,000</text:p>
          </table:table-cell>
          <table:table-cell table:style-name="ce1" table:formula="of:=[.A13]*[.F4]" office:value-type="currency" office:currency="GBP" office:value="24000000">
            <text:p>£24,000,000</text:p>
          </table:table-cell>
          <table:table-cell table:style-name="ce1" table:formula="of:=[.A13]*[.G4]" office:value-type="currency" office:currency="GBP" office:value="25120000">
            <text:p>£25,120,000</text:p>
          </table:table-cell>
          <table:table-cell table:style-name="ce1" table:formula="of:=[.A13]*[.H4]" office:value-type="currency" office:currency="GBP" office:value="26400000">
            <text:p>£26,400,000</text:p>
          </table:table-cell>
          <table:table-cell table:style-name="ce1" table:formula="of:=[.A13]*[.I4]" office:value-type="currency" office:currency="GBP" office:value="31200000">
            <text:p>£31,200,000</text:p>
          </table:table-cell>
          <table:table-cell table:style-name="ce1" table:formula="of:=[.A13]*[.J4]" office:value-type="currency" office:currency="GBP" office:value="40000000">
            <text:p>£40,000,000</text:p>
          </table:table-cell>
          <table:table-cell table:style-name="ce1" table:formula="of:=[.A13]*[.K4]" office:value-type="currency" office:currency="GBP" office:value="80000000">
            <text:p>£80,000,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10/10/2019</text:date>, <text:time>14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40:46.49</meta:creation-date>
    <dc:date>2019-10-10T14:35:15.99</dc:date>
    <meta:editing-duration>PT1H8M59S</meta:editing-duration>
    <meta:editing-cycles>1</meta:editing-cycles>
    <meta:document-statistic meta:table-count="3" meta:cell-count="99" meta:object-count="0"/>
    <meta:generator>OpenOffice/4.1.6$Win32 OpenOffice.org_project/416m1$Build-9790</meta:generator>
  </office:meta>
</office:document-meta>
</file>